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60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2cee0e"/>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2">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2">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2">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2">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table:style-name="ce164" office:value-type="string" calcext:value-type="string">
            <text:p>طریقہ کار، طریق ، <text:span text:style-name="T42">معمولہ</text:span></text:p>
          </table:table-cell>
          <table:table-cell table:number-columns-repeated="1022"/>
        </table:table-row>
        <table:table-row table:style-name="ro2">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2">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870">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1T15:22:46.806294764</dc:date>
    <meta:editing-duration>P117DT21H31M46S</meta:editing-duration>
    <meta:editing-cycles>5079</meta:editing-cycles>
    <meta:generator>LibreOffice/7.3.7.2$Linux_X86_64 LibreOffice_project/30$Build-2</meta:generator>
    <meta:document-statistic meta:table-count="9" meta:cell-count="77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